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officeooo:rsid="0017afac" officeooo:paragraph-rsid="0017afac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5pt" officeooo:rsid="0017afac" officeooo:paragraph-rsid="0017afac" style:font-size-asian="15pt" style:font-size-complex="15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Arial1" fo:font-size="15pt" style:text-underline-style="none" officeooo:rsid="0018c934" officeooo:paragraph-rsid="0018c934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5pt" style:text-underline-style="none" officeooo:rsid="0018c934" officeooo:paragraph-rsid="0018c934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5pt" style:text-underline-style="none" officeooo:rsid="0018c934" officeooo:paragraph-rsid="0022b029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5pt" style:text-underline-style="none" officeooo:rsid="0018c934" officeooo:paragraph-rsid="0025dd67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8c934" officeooo:paragraph-rsid="0018c934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a6018" officeooo:paragraph-rsid="001a6018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ce150" officeooo:paragraph-rsid="001ce150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dc843" officeooo:paragraph-rsid="001dc843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f66a6" officeooo:paragraph-rsid="001f66a6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22313" officeooo:paragraph-rsid="00222313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2b029" officeooo:paragraph-rsid="0022b029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3bac1" officeooo:paragraph-rsid="0023bac1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40a79" officeooo:paragraph-rsid="0025dd67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268bc3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330e8b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b6d07" officeooo:paragraph-rsid="002b6d07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3ad62a" officeooo:paragraph-rsid="003ad62a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18c934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1a6018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20b31e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22b029" style:font-size-asian="13pt" style:font-size-complex="13pt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5pt" style:text-underline-style="none" officeooo:rsid="0018c934" officeooo:paragraph-rsid="0025dd67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40a79" officeooo:paragraph-rsid="0025dd67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268bc3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43a4db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45e542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3be334" style:font-size-asian="13pt" style:font-size-complex="13pt"/>
    </style:style>
    <style:style style:name="T1" style:family="text">
      <style:text-properties officeooo:rsid="001f66a6"/>
    </style:style>
    <style:style style:name="T2" style:family="text">
      <style:text-properties officeooo:rsid="0020b31e"/>
    </style:style>
    <style:style style:name="T3" style:family="text">
      <style:text-properties officeooo:rsid="00240a79"/>
    </style:style>
    <style:style style:name="T4" style:family="text">
      <style:text-properties officeooo:rsid="0025dd67"/>
    </style:style>
    <style:style style:name="T5" style:family="text">
      <style:text-properties officeooo:rsid="00260c04"/>
    </style:style>
    <style:style style:name="T6" style:family="text">
      <style:text-properties officeooo:rsid="002626be"/>
    </style:style>
    <style:style style:name="T7" style:family="text">
      <style:text-properties officeooo:rsid="00271722"/>
    </style:style>
    <style:style style:name="T8" style:family="text">
      <style:text-properties officeooo:rsid="00285c0a"/>
    </style:style>
    <style:style style:name="T9" style:family="text">
      <style:text-properties officeooo:rsid="002b34a9"/>
    </style:style>
    <style:style style:name="T10" style:family="text">
      <style:text-properties officeooo:rsid="002b7198"/>
    </style:style>
    <style:style style:name="T11" style:family="text">
      <style:text-properties officeooo:rsid="002d52e5"/>
    </style:style>
    <style:style style:name="T12" style:family="text">
      <style:text-properties officeooo:rsid="002efef0"/>
    </style:style>
    <style:style style:name="T13" style:family="text">
      <style:text-properties officeooo:rsid="0030e5c9"/>
    </style:style>
    <style:style style:name="T14" style:family="text">
      <style:text-properties officeooo:rsid="0031bde5"/>
    </style:style>
    <style:style style:name="T15" style:family="text">
      <style:text-properties officeooo:rsid="00330e8b"/>
    </style:style>
    <style:style style:name="T16" style:family="text">
      <style:text-properties officeooo:rsid="00342e9f"/>
    </style:style>
    <style:style style:name="T17" style:family="text">
      <style:text-properties officeooo:rsid="0035286b"/>
    </style:style>
    <style:style style:name="T18" style:family="text">
      <style:text-properties officeooo:rsid="00367619"/>
    </style:style>
    <style:style style:name="T19" style:family="text">
      <style:text-properties officeooo:rsid="0036d385"/>
    </style:style>
    <style:style style:name="T20" style:family="text">
      <style:text-properties officeooo:rsid="00390f85"/>
    </style:style>
    <style:style style:name="T21" style:family="text">
      <style:text-properties officeooo:rsid="0039825c"/>
    </style:style>
    <style:style style:name="T22" style:family="text">
      <style:text-properties officeooo:rsid="00398380"/>
    </style:style>
    <style:style style:name="T23" style:family="text">
      <style:text-properties officeooo:rsid="003b5c88"/>
    </style:style>
    <style:style style:name="T24" style:family="text">
      <style:text-properties officeooo:rsid="003eac0e"/>
    </style:style>
    <style:style style:name="T25" style:family="text">
      <style:text-properties officeooo:rsid="003f415c"/>
    </style:style>
    <style:style style:name="T26" style:family="text">
      <style:text-properties officeooo:rsid="0040ddd0"/>
    </style:style>
    <style:style style:name="T27" style:family="text">
      <style:text-properties officeooo:rsid="0041081d"/>
    </style:style>
    <style:style style:name="T28" style:family="text">
      <style:text-properties officeooo:rsid="00411561"/>
    </style:style>
    <style:style style:name="T29" style:family="text">
      <style:text-properties officeooo:rsid="0042306f"/>
    </style:style>
    <style:style style:name="T30" style:family="text">
      <style:text-properties officeooo:rsid="0043a4db"/>
    </style:style>
    <style:style style:name="T31" style:family="text">
      <style:text-properties officeooo:rsid="004477b0"/>
    </style:style>
    <style:style style:name="T32" style:family="text">
      <style:text-properties officeooo:rsid="0045e5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Expirience</text:p>
      <text:p text:style-name="P1"/>
      <text:p text:style-name="P2">portada</text:p>
      <text:p text:style-name="P3">Introducción</text:p>
      <text:p text:style-name="P4"/>
      <text:p text:style-name="P20">Objeto de proyecto:</text:p>
      <text:p text:style-name="P20"/>
      <text:p text:style-name="P7">Game Experience es una aplicación que te permite registrarte y guardar en tu propia lista videojuegos.</text:p>
      <text:p text:style-name="P7"/>
      <text:p text:style-name="P21">Lenguajes empleados:</text:p>
      <text:p text:style-name="P8"/>
      <text:p text:style-name="P8">He utilizado como lenguaje principal Symfony (framework de php muy potente).</text:p>
      <text:p text:style-name="P9">Para el estilo, he utilizado Bootstrap.</text:p>
      <text:p text:style-name="P10">Como gestor de base de datos he utilizado Mysql <text:span text:style-name="T1">y la base de datos esta metida en un docker.</text:span></text:p>
      <text:p text:style-name="P11">Como IDE, he utilizado Visual Studio Code.</text:p>
      <text:p text:style-name="P19">Para el control de versiones he utilizado <text:span text:style-name="T23">G</text:span>it.</text:p>
      <text:p text:style-name="P11"/>
      <text:p text:style-name="P22">Distribuci<text:span text:style-name="T2">ó</text:span>n:</text:p>
      <text:p text:style-name="P22"/>
      <text:p text:style-name="P22">Requisitos de los clientes:</text:p>
      <text:p text:style-name="P22"/>
      <text:p text:style-name="P12">Lo único que necesitaran los clientes/usuarios de la aplicación es un nombre de usuario y una contraseña.</text:p>
      <text:p text:style-name="P12"/>
      <text:p text:style-name="P23">Licenciamiento:</text:p>
      <text:p text:style-name="P23"/>
      <text:p text:style-name="P23"/>
      <text:p text:style-name="P23"/>
      <text:p text:style-name="P23"/>
      <text:p text:style-name="P13"/>
      <text:p text:style-name="P5">Recursos:</text:p>
      <text:p text:style-name="P23"/>
      <text:p text:style-name="P13">Respecto al hardware: mi portatil.</text:p>
      <text:p text:style-name="P13">Respecto al software: windows 10.</text:p>
      <text:p text:style-name="P14">Respecto al tiempo de desarrollo:</text:p>
      <text:p text:style-name="P14"><text:tab/>-Entre 5 y 10 horas el iniciar sesión y registro.</text:p>
      <text:p text:style-name="P14"><text:tab/>-<text:span text:style-name="T3">Entre 5 y 10 horas la creación de la base de datos e implementación de la misma.</text:span></text:p>
      <text:p text:style-name="P14"><text:tab/>-<text:span text:style-name="T3">Entre 10 y 20 horas el desarrollo del mismo.</text:span></text:p>
      <text:p text:style-name="P14"/>
      <text:p text:style-name="P14"/>
      <text:p text:style-name="P14"/>
      <text:p text:style-name="P6">Descripción de la aplicación:</text:p>
      <text:p text:style-name="P6"/>
      <text:p text:style-name="P29">Funcionamiento general:</text:p>
      <text:p text:style-name="P15">La aplicación nos permite <text:span text:style-name="T4">registrarnos e iniciar la sesión como usuarios, acceder a los videojuegos (estemos registrados o no), si estamos con la sesión iniciada, nos mostrará </text:span><text:span text:style-name="T5">la lista de juegos que tenemos, si no tenemos ninguno nos preguntará si añade alguno mientras que si tuviéramos alguno, nos mostrará los juegos que tenemos y si queremos añadir alguno más. Si pulsamos que queremos añadir algún juego más. Nos mostrará todos los videojuegos de la aplicación y si pinchamos alguno, nos mostrará los datos del videojuego y si queremos añadirlo o no. </text:span><text:span text:style-name="T6">Si el usuario es el administrador, podrá añadir, eliminar y modificar tanto usuarios como videojuegos.</text:span></text:p>
      <text:p text:style-name="P15"/>
      <text:p text:style-name="P15"/>
      <text:p text:style-name="P15"/>
      <text:p text:style-name="P29"><text:soft-page-break/>Arquitectura:</text:p>
      <text:p text:style-name="P29"/>
      <text:p text:style-name="P29"/>
      <text:p text:style-name="P29">Diseño de la base de datos:</text:p>
      <text:p text:style-name="P16">La base de datos tiene un diseño sencillo con <text:span text:style-name="T24">6</text:span> tablas:</text:p>
      <text:p text:style-name="P16"><text:tab/>-La tabla de usuarios que tiene tanto el nombre de usuario, <text:span text:style-name="T11">roles</text:span> y contraseña <text:span text:style-name="T13">e id</text:span>.</text:p>
      <text:p text:style-name="P17"><text:tab/><text:tab/><text:span text:style-name="T10">El nombre del usuario es de tipo </text:span><text:span text:style-name="T11">string</text:span><text:span text:style-name="T12">.</text:span></text:p>
      <text:p text:style-name="P17"><text:span text:style-name="T15"><text:tab/><text:tab/>E</text:span><text:span text:style-name="T12">l rol es de tipo json y nos dir</text:span><text:span text:style-name="T13">á</text:span><text:span text:style-name="T12"> que permisos tiene dicho usuario.</text:span></text:p>
      <text:p text:style-name="P17"><text:span text:style-name="T15"><text:tab/><text:tab/>L</text:span><text:span text:style-name="T13">a contraseña es de tipo string y est</text:span><text:span text:style-name="T19">á</text:span><text:span text:style-name="T13"> cifrada.</text:span></text:p>
      <text:p text:style-name="P17"><text:span text:style-name="T15"><text:tab/><text:tab/>E</text:span><text:span text:style-name="T14">l id es de tipo int, será la clave primaria <text:s/>y se auto incrementará.</text:span></text:p>
      <text:p text:style-name="P17"/>
      <text:p text:style-name="P16"><text:tab/>-La tabla de videojuegos que <text:span text:style-name="T7">tiene el título del videojuego, su fecha de publicación, una breve descripción </text:span><text:span text:style-name="T16">y </text:span><text:span text:style-name="T17">el id</text:span><text:span text:style-name="T7">.</text:span></text:p>
      <text:p text:style-name="P16"><text:tab/><text:tab/><text:span text:style-name="T18">El </text:span><text:span text:style-name="T19">t</text:span><text:span text:style-name="T18">ítulo es de tipo string.</text:span></text:p>
      <text:p text:style-name="P16"><text:tab/><text:tab/><text:span text:style-name="T20">La fecha de publicación es de tipo string de 4 caracteres ya que nos indica el año en el que se publico dicho juego.</text:span></text:p>
      <text:p text:style-name="P16"><text:tab/><text:tab/><text:span text:style-name="T21">La descripción es de tipo string.</text:span></text:p>
      <text:p text:style-name="P16"><text:tab/></text:p>
      <text:p text:style-name="P16"><text:tab/>-<text:span text:style-name="T8">La tabla de usuario_videojuego que es una relación varios a varios entre usuarios y vide</text:span><text:span text:style-name="T9">o</text:span><text:span text:style-name="T8">juegos. </text:span><text:span text:style-name="T22">Ya que es una relación, tendrá tanto su propio id, el id de usuario y el id de videojuego.</text:span></text:p>
      <text:p text:style-name="P16"/>
      <text:p text:style-name="P16"><text:tab/>-<text:span text:style-name="T25">La tabla</text:span><text:span text:style-name="T27"> </text:span><text:span text:style-name="T25">director que tiene el nombre del director y el id del videojuego al que pertenece.</text:span></text:p>
      <text:p text:style-name="P16"><text:tab/><text:tab/><text:span text:style-name="T25">El nombre es de tipo string.</text:span></text:p>
      <text:p text:style-name="P16"><text:tab/><text:tab/><text:span text:style-name="T25">El id de</text:span><text:span text:style-name="T31">l</text:span><text:span text:style-name="T25"> videojuego es de tipo int y es una relación varios a uno </text:span><text:span text:style-name="T26">con la tabla videojuegos.</text:span></text:p>
      <text:p text:style-name="P16"/>
      <text:p text:style-name="P16"><text:tab/>-<text:span text:style-name="T27">La tabla de </text:span><text:span text:style-name="T28">g</text:span><text:span text:style-name="T29">é</text:span><text:span text:style-name="T28">nero que tiene el genero y el id del videojuego al que pertenece.</text:span></text:p>
      <text:p text:style-name="P16"><text:tab/><text:tab/><text:span text:style-name="T29">El género es de tipo string.</text:span></text:p>
      <text:p text:style-name="P27"><text:tab/><text:tab/><text:span text:style-name="T25">El id de</text:span><text:span text:style-name="T31">l</text:span><text:span text:style-name="T25"> videojuego es de tipo int y es una relación varios a uno </text:span><text:span text:style-name="T26">con la tabla </text:span><text:span text:style-name="T30">videojuegos.</text:span></text:p>
      <text:p text:style-name="P27"/>
      <text:p text:style-name="P28"><text:tab/>-<text:span text:style-name="T32">La tabla de empresa desarrolladora que tiene la desarrolladora y el id del videojuego al que pertenece.</text:span></text:p>
      <text:p text:style-name="P27"><text:tab/><text:tab/><text:span text:style-name="T32">La desarrolladora es de tipo string.</text:span></text:p>
      <text:p text:style-name="P28"><text:tab/><text:tab/><text:span text:style-name="T25">El id de</text:span><text:span text:style-name="T31">l</text:span><text:span text:style-name="T25"> videojuego es de tipo int y es una relación varios a uno </text:span><text:span text:style-name="T26">con la tabla </text:span><text:span text:style-name="T30">videojuegos.</text:span></text:p>
      <text:p text:style-name="P16"/>
      <text:p text:style-name="P16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8T08:38:46.647000000</meta:creation-date>
    <dc:date>2022-11-29T11:36:35.816000000</dc:date>
    <meta:editing-duration>PT3H50M49S</meta:editing-duration>
    <meta:editing-cycles>46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48" meta:word-count="557" meta:character-count="3187" meta:non-whitespace-character-count="2640"/>
  </office:meta>
</office:document-meta>
</file>